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rsid="001382a5" officeooo:paragraph-rsid="001382a5"/>
    </style:style>
    <style:style style:name="P4" style:family="paragraph" style:parent-style-name="Standard">
      <style:paragraph-properties fo:text-align="justify" style:justify-single-word="false"/>
      <style:text-properties officeooo:rsid="0014d4c5" officeooo:paragraph-rsid="001382a5"/>
    </style:style>
    <style:style style:name="P5" style:family="paragraph" style:parent-style-name="Standard">
      <style:paragraph-properties fo:text-align="justify" style:justify-single-word="false"/>
      <style:text-properties officeooo:rsid="0014d4c5" officeooo:paragraph-rsid="0014d4c5"/>
    </style:style>
    <style:style style:name="P6" style:family="paragraph" style:parent-style-name="Standard">
      <style:paragraph-properties fo:text-align="justify" style:justify-single-word="false"/>
      <style:text-properties officeooo:rsid="00183003" officeooo:paragraph-rsid="00183003"/>
    </style:style>
    <style:style style:name="P7" style:family="paragraph" style:parent-style-name="Standard">
      <style:paragraph-properties fo:text-align="justify" style:justify-single-word="false"/>
      <style:text-properties officeooo:rsid="001a45db" officeooo:paragraph-rsid="001a45db"/>
    </style:style>
    <style:style style:name="P8" style:family="paragraph" style:parent-style-name="Standard">
      <style:paragraph-properties fo:text-align="center" style:justify-single-word="false"/>
      <style:text-properties officeooo:rsid="001a45db" officeooo:paragraph-rsid="001a45db"/>
    </style:style>
    <style:style style:name="P9" style:family="paragraph" style:parent-style-name="Standard">
      <style:paragraph-properties fo:text-align="justify" style:justify-single-word="false"/>
      <style:text-properties officeooo:rsid="001af166" officeooo:paragraph-rsid="001af166"/>
    </style:style>
    <style:style style:name="P10" style:family="paragraph" style:parent-style-name="Standard">
      <style:paragraph-properties fo:text-align="justify" style:justify-single-word="false"/>
      <style:text-properties officeooo:rsid="001cb459" officeooo:paragraph-rsid="001cb459"/>
    </style:style>
    <style:style style:name="P11" style:family="paragraph" style:parent-style-name="Standard">
      <style:paragraph-properties fo:text-align="justify" style:justify-single-word="false"/>
      <style:text-properties officeooo:rsid="001e6b3c" officeooo:paragraph-rsid="001e6b3c"/>
    </style:style>
    <style:style style:name="P12" style:family="paragraph" style:parent-style-name="Standard">
      <style:paragraph-properties fo:text-align="justify" style:justify-single-word="false"/>
      <style:text-properties officeooo:rsid="001eabe7" officeooo:paragraph-rsid="001eabe7"/>
    </style:style>
    <style:style style:name="P13" style:family="paragraph" style:parent-style-name="Standard">
      <style:paragraph-properties fo:text-align="justify" style:justify-single-word="false"/>
      <style:text-properties officeooo:rsid="001f8574" officeooo:paragraph-rsid="001f8574"/>
    </style:style>
    <style:style style:name="P14" style:family="paragraph" style:parent-style-name="Standard">
      <style:paragraph-properties fo:text-align="justify" style:justify-single-word="false"/>
      <style:text-properties officeooo:rsid="0020eaa7" officeooo:paragraph-rsid="0020eaa7"/>
    </style:style>
    <style:style style:name="P15" style:family="paragraph" style:parent-style-name="Standard">
      <style:paragraph-properties fo:text-align="justify" style:justify-single-word="false"/>
      <style:text-properties officeooo:rsid="00214fff" officeooo:paragraph-rsid="00214fff"/>
    </style:style>
    <style:style style:name="P16" style:family="paragraph" style:parent-style-name="Standard">
      <style:paragraph-properties fo:text-align="justify" style:justify-single-word="false"/>
      <style:text-properties officeooo:rsid="00217109" officeooo:paragraph-rsid="00217109"/>
    </style:style>
    <style:style style:name="P17" style:family="paragraph" style:parent-style-name="Standard">
      <style:paragraph-properties fo:text-align="justify" style:justify-single-word="false"/>
      <style:text-properties officeooo:rsid="00218442" officeooo:paragraph-rsid="00217109"/>
    </style:style>
    <style:style style:name="P18" style:family="paragraph" style:parent-style-name="Standard">
      <style:paragraph-properties fo:text-align="justify" style:justify-single-word="false"/>
      <style:text-properties officeooo:rsid="00221f63" officeooo:paragraph-rsid="00221f63"/>
    </style:style>
    <style:style style:name="P19" style:family="paragraph" style:parent-style-name="Standard">
      <style:paragraph-properties fo:text-align="justify" style:justify-single-word="false"/>
      <style:text-properties officeooo:rsid="0023f01c" officeooo:paragraph-rsid="0023f01c"/>
    </style:style>
    <style:style style:name="P20" style:family="paragraph" style:parent-style-name="Standard">
      <style:paragraph-properties fo:text-align="justify" style:justify-single-word="false"/>
      <style:text-properties officeooo:rsid="002490de" officeooo:paragraph-rsid="0023f01c"/>
    </style:style>
    <style:style style:name="P21" style:family="paragraph" style:parent-style-name="Standard">
      <style:paragraph-properties fo:text-align="justify" style:justify-single-word="false"/>
      <style:text-properties officeooo:rsid="002490de" officeooo:paragraph-rsid="002490de"/>
    </style:style>
    <style:style style:name="P22" style:family="paragraph" style:parent-style-name="Standard">
      <style:paragraph-properties fo:text-align="justify" style:justify-single-word="false"/>
      <style:text-properties officeooo:rsid="00251de1" officeooo:paragraph-rsid="00251de1"/>
    </style:style>
    <style:style style:name="P23" style:family="paragraph" style:parent-style-name="Standard">
      <style:paragraph-properties fo:text-align="justify" style:justify-single-word="false"/>
      <style:text-properties officeooo:rsid="00286fd2" officeooo:paragraph-rsid="00286fd2"/>
    </style:style>
    <style:style style:name="P24" style:family="paragraph" style:parent-style-name="Standard">
      <style:paragraph-properties fo:text-align="justify" style:justify-single-word="false"/>
      <style:text-properties officeooo:rsid="00297929" officeooo:paragraph-rsid="00297929"/>
    </style:style>
    <style:style style:name="P25" style:family="paragraph" style:parent-style-name="Standard">
      <style:paragraph-properties fo:text-align="justify" style:justify-single-word="false"/>
      <style:text-properties officeooo:rsid="002adc0c" officeooo:paragraph-rsid="002adc0c"/>
    </style:style>
    <style:style style:name="P26" style:family="paragraph" style:parent-style-name="Standard">
      <style:paragraph-properties fo:text-align="justify" style:justify-single-word="false"/>
      <style:text-properties officeooo:rsid="002cba5c" officeooo:paragraph-rsid="002cba5c"/>
    </style:style>
    <style:style style:name="P27" style:family="paragraph" style:parent-style-name="Standard">
      <style:paragraph-properties fo:text-align="justify" style:justify-single-word="false"/>
      <style:text-properties officeooo:rsid="002dfbe5" officeooo:paragraph-rsid="002dfbe5"/>
    </style:style>
    <style:style style:name="P28" style:family="paragraph" style:parent-style-name="Standard">
      <style:paragraph-properties fo:text-align="justify" style:justify-single-word="false"/>
      <style:text-properties officeooo:rsid="002e9b40" officeooo:paragraph-rsid="002e9b40"/>
    </style:style>
    <style:style style:name="P29" style:family="paragraph" style:parent-style-name="Standard">
      <style:paragraph-properties fo:text-align="justify" style:justify-single-word="false"/>
      <style:text-properties officeooo:rsid="002e9b40" officeooo:paragraph-rsid="002e9b40"/>
    </style:style>
    <style:style style:name="P30" style:family="paragraph" style:parent-style-name="Standard">
      <style:paragraph-properties fo:text-align="justify" style:justify-single-word="false"/>
      <style:text-properties officeooo:rsid="00302d29" officeooo:paragraph-rsid="00302d29"/>
    </style:style>
    <style:style style:name="P31" style:family="paragraph" style:parent-style-name="Standard">
      <style:paragraph-properties fo:text-align="justify" style:justify-single-word="false"/>
      <style:text-properties officeooo:rsid="003043ff" officeooo:paragraph-rsid="003043ff"/>
    </style:style>
    <style:style style:name="P32" style:family="paragraph" style:parent-style-name="Standard">
      <style:paragraph-properties fo:text-align="justify" style:justify-single-word="false"/>
      <style:text-properties officeooo:rsid="003145e7" officeooo:paragraph-rsid="003145e7"/>
    </style:style>
    <style:style style:name="P33" style:family="paragraph" style:parent-style-name="Standard">
      <style:paragraph-properties fo:text-align="justify" style:justify-single-word="false"/>
      <style:text-properties officeooo:rsid="0032e5d2" officeooo:paragraph-rsid="0032e5d2"/>
    </style:style>
    <style:style style:name="P34" style:family="paragraph" style:parent-style-name="Standard">
      <style:paragraph-properties fo:text-align="justify" style:justify-single-word="false"/>
      <style:text-properties officeooo:rsid="003314ca" officeooo:paragraph-rsid="003314ca"/>
    </style:style>
    <style:style style:name="P35" style:family="paragraph" style:parent-style-name="Standard">
      <style:paragraph-properties fo:text-align="justify" style:justify-single-word="false"/>
      <style:text-properties officeooo:rsid="0035023f" officeooo:paragraph-rsid="0035023f"/>
    </style:style>
    <style:style style:name="P36" style:family="paragraph" style:parent-style-name="Standard">
      <style:paragraph-properties fo:text-align="justify" style:justify-single-word="false"/>
      <style:text-properties officeooo:rsid="0036e863" officeooo:paragraph-rsid="0036e863"/>
    </style:style>
    <style:style style:name="P37" style:family="paragraph" style:parent-style-name="Standard">
      <style:paragraph-properties fo:text-align="justify" style:justify-single-word="false"/>
      <style:text-properties officeooo:rsid="0038d913" officeooo:paragraph-rsid="0038d913"/>
    </style:style>
    <style:style style:name="P38" style:family="paragraph" style:parent-style-name="Standard">
      <style:paragraph-properties fo:text-align="justify" style:justify-single-word="false"/>
      <style:text-properties officeooo:rsid="00395b4d" officeooo:paragraph-rsid="00395b4d"/>
    </style:style>
    <style:style style:name="P39" style:family="paragraph" style:parent-style-name="Standard">
      <style:paragraph-properties fo:text-align="justify" style:justify-single-word="false"/>
      <style:text-properties officeooo:rsid="003d67f8" officeooo:paragraph-rsid="003d67f8"/>
    </style:style>
    <style:style style:name="P40" style:family="paragraph" style:parent-style-name="Standard">
      <style:paragraph-properties fo:text-align="justify" style:justify-single-word="false"/>
      <style:text-properties officeooo:rsid="003e6b3b" officeooo:paragraph-rsid="003e6b3b"/>
    </style:style>
    <style:style style:name="P41" style:family="paragraph" style:parent-style-name="Standard">
      <style:paragraph-properties fo:text-align="justify" style:justify-single-word="false"/>
      <style:text-properties officeooo:rsid="0040d831" officeooo:paragraph-rsid="0040d831"/>
    </style:style>
    <style:style style:name="P42" style:family="paragraph" style:parent-style-name="Standard">
      <style:paragraph-properties fo:text-align="justify" style:justify-single-word="false"/>
      <style:text-properties officeooo:rsid="00413395" officeooo:paragraph-rsid="0040d831"/>
    </style:style>
    <style:style style:name="P43" style:family="paragraph" style:parent-style-name="Standard">
      <style:paragraph-properties fo:text-align="justify" style:justify-single-word="false"/>
      <style:text-properties officeooo:rsid="00413395" officeooo:paragraph-rsid="00413395"/>
    </style:style>
    <style:style style:name="P44" style:family="paragraph" style:parent-style-name="Standard">
      <style:paragraph-properties fo:text-align="justify" style:justify-single-word="false"/>
      <style:text-properties officeooo:rsid="00415474" officeooo:paragraph-rsid="00415474"/>
    </style:style>
    <style:style style:name="P45" style:family="paragraph" style:parent-style-name="Standard">
      <style:paragraph-properties fo:text-align="justify" style:justify-single-word="false"/>
      <style:text-properties officeooo:rsid="00421372" officeooo:paragraph-rsid="00421372"/>
    </style:style>
    <style:style style:name="P46" style:family="paragraph" style:parent-style-name="Standard">
      <style:paragraph-properties fo:text-align="justify" style:justify-single-word="false"/>
      <style:text-properties officeooo:rsid="004259c4" officeooo:paragraph-rsid="004259c4"/>
    </style:style>
    <style:style style:name="P47" style:family="paragraph" style:parent-style-name="Standard">
      <style:paragraph-properties fo:text-align="justify" style:justify-single-word="false"/>
      <style:text-properties officeooo:rsid="0043dfd4" officeooo:paragraph-rsid="0043dfd4"/>
    </style:style>
    <style:style style:name="P48" style:family="paragraph" style:parent-style-name="Standard">
      <style:paragraph-properties fo:text-align="justify" style:justify-single-word="false"/>
      <style:text-properties officeooo:rsid="0044e7b6" officeooo:paragraph-rsid="0043dfd4"/>
    </style:style>
    <style:style style:name="P49" style:family="paragraph" style:parent-style-name="Standard">
      <style:paragraph-properties fo:text-align="justify" style:justify-single-word="false"/>
      <style:text-properties officeooo:rsid="0044e7b6" officeooo:paragraph-rsid="0044e7b6"/>
    </style:style>
    <style:style style:name="P50" style:family="paragraph" style:parent-style-name="Standard">
      <style:paragraph-properties fo:text-align="justify" style:justify-single-word="false"/>
      <style:text-properties style:text-line-through-style="solid" style:text-line-through-type="single" officeooo:rsid="0044e7b6" officeooo:paragraph-rsid="0044e7b6"/>
    </style:style>
    <style:style style:name="P51" style:family="paragraph" style:parent-style-name="Standard">
      <style:paragraph-properties fo:text-align="justify" style:justify-single-word="false"/>
      <style:text-properties style:text-line-through-style="solid" style:text-line-through-type="single" officeooo:rsid="00483982" officeooo:paragraph-rsid="00483982"/>
    </style:style>
    <style:style style:name="P52" style:family="paragraph" style:parent-style-name="Standard">
      <style:paragraph-properties fo:text-align="justify" style:justify-single-word="false"/>
      <style:text-properties style:text-line-through-style="solid" style:text-line-through-type="single" officeooo:rsid="004927d7" officeooo:paragraph-rsid="004927d7"/>
    </style:style>
    <style:style style:name="P53" style:family="paragraph" style:parent-style-name="Standard">
      <style:paragraph-properties fo:text-align="justify" style:justify-single-word="false"/>
      <style:text-properties style:text-line-through-style="solid" style:text-line-through-type="single" officeooo:rsid="004927d7" officeooo:paragraph-rsid="004ab83f"/>
    </style:style>
    <style:style style:name="P54" style:family="paragraph" style:parent-style-name="Standard">
      <style:paragraph-properties fo:text-align="justify" style:justify-single-word="false"/>
      <style:text-properties style:text-line-through-style="solid" style:text-line-through-type="single" officeooo:rsid="004927d7" officeooo:paragraph-rsid="004c931e"/>
    </style:style>
    <style:style style:name="P55" style:family="paragraph" style:parent-style-name="Standard">
      <style:paragraph-properties fo:text-align="justify" style:justify-single-word="false"/>
      <style:text-properties style:text-line-through-style="solid" style:text-line-through-type="single" officeooo:rsid="004927d7" officeooo:paragraph-rsid="004cd725"/>
    </style:style>
    <style:style style:name="P56" style:family="paragraph" style:parent-style-name="Standard">
      <style:paragraph-properties fo:text-align="justify" style:justify-single-word="false"/>
      <style:text-properties style:text-line-through-style="solid" style:text-line-through-type="single" officeooo:rsid="004927d7" officeooo:paragraph-rsid="004e221b"/>
    </style:style>
    <style:style style:name="P57" style:family="paragraph" style:parent-style-name="Standard">
      <style:paragraph-properties fo:text-align="justify" style:justify-single-word="false"/>
      <style:text-properties style:text-line-through-style="solid" style:text-line-through-type="single" officeooo:rsid="004927d7" officeooo:paragraph-rsid="005003b4"/>
    </style:style>
    <style:style style:name="P58" style:family="paragraph" style:parent-style-name="Standard">
      <style:paragraph-properties fo:text-align="justify" style:justify-single-word="false"/>
      <style:text-properties style:text-line-through-style="solid" style:text-line-through-type="single" officeooo:rsid="005003b4" officeooo:paragraph-rsid="005003b4"/>
    </style:style>
    <style:style style:name="P59" style:family="paragraph" style:parent-style-name="Standard">
      <style:paragraph-properties fo:text-align="justify" style:justify-single-word="false"/>
      <style:text-properties style:text-line-through-style="solid" style:text-line-through-type="single" officeooo:rsid="0051bb76" officeooo:paragraph-rsid="0051bb76"/>
    </style:style>
    <style:style style:name="P60" style:family="paragraph" style:parent-style-name="Standard">
      <style:paragraph-properties fo:text-align="justify" style:justify-single-word="false"/>
      <style:text-properties style:text-line-through-style="solid" style:text-line-through-type="single" officeooo:rsid="0053acba" officeooo:paragraph-rsid="0053acba"/>
    </style:style>
    <style:style style:name="P61" style:family="paragraph" style:parent-style-name="Standard">
      <style:paragraph-properties fo:text-align="justify" style:justify-single-word="false"/>
      <style:text-properties style:text-line-through-style="solid" style:text-line-through-type="single" officeooo:rsid="005564d7" officeooo:paragraph-rsid="005564d7"/>
    </style:style>
    <style:style style:name="P62" style:family="paragraph" style:parent-style-name="Standard">
      <style:paragraph-properties fo:text-align="justify" style:justify-single-word="false"/>
      <style:text-properties style:text-line-through-style="solid" style:text-line-through-type="single" officeooo:rsid="005774dc" officeooo:paragraph-rsid="005774dc"/>
    </style:style>
    <style:style style:name="P63" style:family="paragraph" style:parent-style-name="Standard">
      <style:paragraph-properties fo:text-align="justify" style:justify-single-word="false"/>
      <style:text-properties style:text-line-through-style="solid" style:text-line-through-type="single" officeooo:rsid="0057b8b7" officeooo:paragraph-rsid="0057b8b7"/>
    </style:style>
    <style:style style:name="P64" style:family="paragraph" style:parent-style-name="Standard">
      <style:paragraph-properties fo:text-align="justify" style:justify-single-word="false"/>
      <style:text-properties style:text-line-through-style="solid" style:text-line-through-type="single" officeooo:rsid="005931b7" officeooo:paragraph-rsid="005931b7"/>
    </style:style>
    <style:style style:name="P65" style:family="paragraph" style:parent-style-name="Standard">
      <style:paragraph-properties fo:text-align="justify" style:justify-single-word="false"/>
      <style:text-properties style:text-line-through-style="solid" style:text-line-through-type="single" officeooo:rsid="005a9ce5" officeooo:paragraph-rsid="005a9ce5"/>
    </style:style>
    <style:style style:name="P66" style:family="paragraph" style:parent-style-name="Standard">
      <style:paragraph-properties fo:text-align="justify" style:justify-single-word="false"/>
      <style:text-properties style:text-line-through-style="solid" style:text-line-through-type="single" officeooo:rsid="005bddb9" officeooo:paragraph-rsid="005bddb9"/>
    </style:style>
    <style:style style:name="P67" style:family="paragraph" style:parent-style-name="Standard">
      <style:paragraph-properties fo:text-align="justify" style:justify-single-word="false"/>
      <style:text-properties style:text-line-through-style="solid" style:text-line-through-type="single" officeooo:rsid="005ddafe" officeooo:paragraph-rsid="005ddafe"/>
    </style:style>
    <style:style style:name="P68" style:family="paragraph" style:parent-style-name="Standard">
      <style:paragraph-properties fo:text-align="justify" style:justify-single-word="false"/>
      <style:text-properties style:text-line-through-style="solid" style:text-line-through-type="single" officeooo:rsid="005f4a05" officeooo:paragraph-rsid="005f4a05"/>
    </style:style>
    <style:style style:name="T1" style:family="text">
      <style:text-properties officeooo:rsid="00183003"/>
    </style:style>
    <style:style style:name="T2" style:family="text">
      <style:text-properties officeooo:rsid="00279a8f"/>
    </style:style>
    <style:style style:name="T3" style:family="text">
      <style:text-properties officeooo:rsid="0036e863"/>
    </style:style>
    <style:style style:name="T4" style:family="text">
      <style:text-properties officeooo:rsid="003acfd1"/>
    </style:style>
    <style:style style:name="T5" style:family="text">
      <style:text-properties officeooo:rsid="003c76ce"/>
    </style:style>
    <style:style style:name="T6" style:family="text">
      <style:text-properties officeooo:rsid="003eae7a"/>
    </style:style>
    <style:style style:name="T7" style:family="text">
      <style:text-properties officeooo:rsid="003ff0ae"/>
    </style:style>
    <style:style style:name="T8" style:family="text">
      <style:text-properties officeooo:rsid="00464f81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officeooo:rsid="00464f81"/>
    </style:style>
    <style:style style:name="T11" style:family="text">
      <style:text-properties style:text-line-through-style="none" style:text-line-through-type="none" officeooo:rsid="004ab83f"/>
    </style:style>
    <style:style style:name="T12" style:family="text">
      <style:text-properties style:text-line-through-style="none" style:text-line-through-type="none" officeooo:rsid="004c931e"/>
    </style:style>
    <style:style style:name="T13" style:family="text">
      <style:text-properties style:text-line-through-style="none" style:text-line-through-type="none" officeooo:rsid="004cd725"/>
    </style:style>
    <style:style style:name="T14" style:family="text">
      <style:text-properties style:text-line-through-style="none" style:text-line-through-type="none" officeooo:rsid="004e221b"/>
    </style:style>
    <style:style style:name="T15" style:family="text">
      <style:text-properties style:text-line-through-style="none" style:text-line-through-type="none" officeooo:rsid="005d49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rrollo Web Con Java </text:p>
      <text:p text:style-name="Standard"/>
      <text:p text:style-name="P2">Partes de un sitio</text:p>
      <text:p text:style-name="P2"/>
      <text:p text:style-name="P2">Parte visual</text:p>
      <text:p text:style-name="P2"><text:s/></text:p>
      <text:p text:style-name="P2">-HTML</text:p>
      <text:p text:style-name="P2">-HTML5 </text:p>
      <text:p text:style-name="P2">-Javascript(Lenguaje que se ejecuta del lado del cliente)</text:p>
      <text:p text:style-name="P2">-Css (hojas de estilo)</text:p>
      <text:p text:style-name="P2"/>
      <text:p text:style-name="P2">Lenguajes que se pueden ejecutar del lado del servidor</text:p>
      <text:p text:style-name="P2"/>
      <text:p text:style-name="P2">-ASP</text:p>
      <text:p text:style-name="P2">-PHP</text:p>
      <text:p text:style-name="P2">-JAVA</text:p>
      <text:p text:style-name="P2"/>
      <text:p text:style-name="P2">crear a nivel web aplicaciones cliente servidor</text:p>
      <text:p text:style-name="P2"/>
      <text:p text:style-name="P2"/>
      <text:p text:style-name="P2">Base de datos</text:p>
      <text:p text:style-name="P2"/>
      <text:p text:style-name="P2">-Alojada en un servidor geográficamente distante, china por ejemplo</text:p>
      <text:p text:style-name="P2"/>
      <text:p text:style-name="P2"/>
      <text:p text:style-name="P2">Aplicaciones que se ejecutaban del lado del cliente solamente simplemente un html</text:p>
      <text:p text:style-name="P2">Aplicaciones cliente servidor, interacciona nuestra pagina para obtener información, podría </text:p>
      <text:p text:style-name="P2">obtenerla de una base de datos o de un web service.</text:p>
      <text:p text:style-name="P2">Actualmente la implementación de servicios web es lo mas utilizado en Java, para que diferentes</text:p>
      <text:p text:style-name="P2">clientes puedan consumir la funcionalidad de los mismos.</text:p>
      <text:p text:style-name="P2"/>
      <text:p text:style-name="P2"/>
      <text:p text:style-name="P2">HTTP</text:p>
      <text:p text:style-name="P2"/>
      <text:p text:style-name="P2">protocolo utilizado para todo lo relacionado a la web, define la sintaxis y la semantica</text:p>
      <text:p text:style-name="P2">que usan los clientes servidores prox<text:span text:style-name="T1">y</text:span> para poder comunicarse,</text:p>
      <text:p text:style-name="P2">no tiene estado.</text:p>
      <text:p text:style-name="P2"/>
      <text:p text:style-name="P2">Comunicación entre aplicaciones y no se maneja estado.</text:p>
      <text:p text:style-name="P2">se usa para descargar archivos desde el servidor al navegador o para enviar htmls.</text:p>
      <text:p text:style-name="P2"/>
      <text:p text:style-name="P2">HTTPS es el actual que lo que tiene es que se maneja todo lo relacionado a seguridad, a </text:p>
      <text:p text:style-name="P2">partir de certificados.</text:p>
      <text:p text:style-name="P2"/>
      <text:p text:style-name="P2"/>
      <text:p text:style-name="P2">Para desarrollar una aplicación web vamos a trabajar con Java, HTML, XML(se usan para </text:p>
      <text:p text:style-name="P2">intercambiar información.) y para los protocolos soap, JSON (notation de objetos javascript), </text:p>
      <text:p text:style-name="P2">Javascript tambi<text:span text:style-name="T1">én</text:span> usaremos.</text:p>
      <text:p text:style-name="P2"/>
      <text:p text:style-name="P2"/>
      <text:p text:style-name="P2"/>
      <text:p text:style-name="P2"/>
      <text:p text:style-name="P3"><text:soft-page-break/>Todo nuestro desarrollo web debe estar implementado en un servidor HTTP o servidor WEB con otro nombre, es un programa que del lado del servidor procesa una peticion y hace las conexiones con el cliente.</text:p>
      <text:p text:style-name="P4"/>
      <text:p text:style-name="P5">Para hablar con el servidor web vamos a trabajar con Tomcat que es un servidor OpenSource</text:p>
      <text:p text:style-name="P2"/>
      <text:p text:style-name="P6">Tomcat viene con el Xampp.</text:p>
      <text:p text:style-name="P6"/>
      <text:p text:style-name="P6">Java es concurrente.</text:p>
      <text:p text:style-name="P6"/>
      <text:p text:style-name="P6">Si esta publicada a internet podemos tener que 10 clientes estén navegando el sitio al mismo tiempo</text:p>
      <text:p text:style-name="P6">Java es muy fuerte con el uso de Threads y demás.</text:p>
      <text:p text:style-name="P6"/>
      <text:p text:style-name="P6"/>
      <text:p text:style-name="P8">FUNDAMENTOS PARA EL DESARROLLO WEB A TRAVÉS DE JAVA </text:p>
      <text:p text:style-name="P7"/>
      <text:p text:style-name="P7">las paginas en java tienen extensión .jsp.</text:p>
      <text:p text:style-name="P9">Y servlets los cuales tendrán algún tipo de lógica.</text:p>
      <text:p text:style-name="P9"/>
      <text:p text:style-name="P9"/>
      <text:p text:style-name="P10">TCP/IP protocolo de control de transmisión, el cual se utiliza para conectarse a traves de la IP, garantiza que las redes sean de alcance mundial.</text:p>
      <text:p text:style-name="P10"/>
      <text:p text:style-name="P11">NAVEGAR en internet es intercambiar información.</text:p>
      <text:p text:style-name="P6"><text:s/></text:p>
      <text:p text:style-name="P11">BIG DATA, tecnologia para el trabajo de gran volumen de datos.</text:p>
      <text:p text:style-name="P12">Inteligencia artificial y machine learning.</text:p>
      <text:p text:style-name="P12"/>
      <text:p text:style-name="P13">Otros protocolos distintos al www</text:p>
      <text:p text:style-name="P13">SMTP(para correo electronico)</text:p>
      <text:p text:style-name="P13">IPTV(Television)</text:p>
      <text:p text:style-name="P13">NNTP(boletines electronicos)</text:p>
      <text:p text:style-name="P13">SSH,TELNET(acceder a dispositivos remotos)</text:p>
      <text:p text:style-name="P13"/>
      <text:p text:style-name="P14">ARQUITECTURA CLIENTE SERVIDOR</text:p>
      <text:p text:style-name="P14"/>
      <text:p text:style-name="P14">Hoy en dia como nos pueden acceder via web, podemos tener un solo servidor y n</text:p>
      <text:p text:style-name="P14">clientes, o sea son aplicaciones multiusuarios donde tenemos que muchos clientes</text:p>
      <text:p text:style-name="P14">acceden a una misma web, todo al mismo tiempo.</text:p>
      <text:p text:style-name="P14">(Concurrencia)</text:p>
      <text:p text:style-name="P14"/>
      <text:p text:style-name="P15">La base de datos debe tener la posibilidad de trabajar con multihilo.</text:p>
      <text:p text:style-name="P15"/>
      <text:p text:style-name="P15">El navegador web es quien hace las peticiones, o sea el cliente.</text:p>
      <text:p text:style-name="P15"/>
      <text:p text:style-name="P15">Vamos a tener un dns en el lado del servidor que va a tener alguna relacion con un</text:p>
      <text:p text:style-name="P15">tipo de ip y puerto, por defecto el puerto 80 es el que esta abierto para todo lo relacionado</text:p>
      <text:p text:style-name="P15">con la interaccion con el protocolo http.</text:p>
      <text:p text:style-name="P15"/>
      <text:p text:style-name="P15"/>
      <text:p text:style-name="P16">Los clientes proporcionan demanda de informacion a los servidores que son </text:p>
      <text:p text:style-name="P16">quienes responden a la demanda del cliente.</text:p>
      <text:p text:style-name="P16"><text:soft-page-break/>Podemos tener una configuracion de alta disponibilidad donde tenemos una granja</text:p>
      <text:p text:style-name="P16">de servidores o agruparlos en un dominio cluster, donde podemos tener 3 servidores </text:p>
      <text:p text:style-name="P16">o 2 servidores y por arriba tenemos un balanceador que va a tener un dns o una ip </text:p>
      <text:p text:style-name="P16">al cual van a estar llegando las peticiones y el balanceador va a ir a través de un algoritmo</text:p>
      <text:p text:style-name="P16">balanceando las peticiones mandándolas a el servidor correspondiente.</text:p>
      <text:p text:style-name="P17"/>
      <text:p text:style-name="P18">Alta disponibilidad generalmente son 4 o mas servidores, distribuyendo las cargas de</text:p>
      <text:p text:style-name="P18">peticiones.</text:p>
      <text:p text:style-name="P18"/>
      <text:p text:style-name="P19">La nube, el proveedor se encarga de lo que seria el mantenimiento</text:p>
      <text:p text:style-name="P19">Si lo tenemos a nivel físico, nosotros tenemos que realizar el mantenimiento.</text:p>
      <text:p text:style-name="P20"/>
      <text:p text:style-name="P21">Capas paginas</text:p>
      <text:p text:style-name="P21"/>
      <text:p text:style-name="P21">VISTAS <text:s text:c="8"/>servidor1</text:p>
      <text:p text:style-name="P21"/>
      <text:p text:style-name="P21">LOGICA<text:tab/>servidor2</text:p>
      <text:p text:style-name="P21"/>
      <text:p text:style-name="P21">BACKEND <text:tab/>servidor3</text:p>
      <text:p text:style-name="P21"/>
      <text:p text:style-name="P21"/>
      <text:p text:style-name="P21">podemos tener tres servidores según lo que sea requerido.</text:p>
      <text:p text:style-name="P21"/>
      <text:p text:style-name="P22">Cliente:</text:p>
      <text:p text:style-name="P22"><text:tab/> Programa que participa de manera activa en el establecimiento de las conexiones</text:p>
      <text:p text:style-name="P22"><text:tab/> enviá petición al servidor y se queda esperando por una respuesta, ni bien la recibe</text:p>
      <text:p text:style-name="P22"><text:tab/> listo, finaliza.</text:p>
      <text:p text:style-name="P22"/>
      <text:p text:style-name="P22">Servidor:</text:p>
      <text:p text:style-name="P22"><text:tab/>Es un programa que ofrece un servicio que se puede obtener en una red, puede ejecutarse en <text:tab/>cualquier sistema donde exista <text:span text:style-name="T2">TCP</text:span>/<text:span text:style-name="T2">IP</text:span>, siempre comienza la ejecución antes de que el <text:tab/>cliente, es decir va a estar prendida escuchando desde antes, y dura por siempre, su tiempo <text:s text:c="2"/><text:tab/>de ejecución es infinito, hay servidores secuenciales o sencillas, o también servidores <text:tab/>concurrentes, los cuales son mas sofisticados.</text:p>
      <text:p text:style-name="P22"/>
      <text:p text:style-name="P22"/>
      <text:p text:style-name="P23">Autenticacion: limitar el acceso a distintos niveles y modulos.</text:p>
      <text:p text:style-name="P23"/>
      <text:p text:style-name="P24">Servicios Web: sincrónicos, obtener una respuesta de manera instantánea en un corto tiempo, medio <text:tab/><text:tab/> <text:s/>milisegundos, consultar a partir de un dni datos de un cliente de una empresa.</text:p>
      <text:p text:style-name="P24"><text:s text:c="17"/><text:tab/> </text:p>
      <text:p text:style-name="P25"><text:tab/> <text:s text:c="12"/>Empresas de televisión, necesitamos habilitar la señal de un decodificador.</text:p>
      <text:p text:style-name="P22"><text:s text:c="24"/></text:p>
      <text:p text:style-name="P22"/>
      <text:p text:style-name="P22"/>
      <text:p text:style-name="P25">Configurar el hardware del lado del cliente y del servidor va a ser diferente.</text:p>
      <text:p text:style-name="P26"/>
      <text:p text:style-name="P27">Del Lado del cliente se usa react/angular solo para darle visibilidad y rapidez a las aplciaciones.</text:p>
      <text:p text:style-name="P27"/>
      <text:p text:style-name="P28">REQUEST-RESPONSE</text:p>
      <text:p text:style-name="P28"/>
      <text:p text:style-name="P28">siempre va a haber intercambio de informacion.</text:p>
      <text:p text:style-name="P30"><text:soft-page-break/>Podemos integrar distintas pcs sin necesdad de que todas tengan que utilizar los mismos sistemas operativos.</text:p>
      <text:p text:style-name="P31">No nos importa en que tecnologia esta implementado el cliente, nos enfocamos en nuestra solucion y a partir de ahi arrancamos, encaramos la solucion.</text:p>
      <text:p text:style-name="P31">Exponemos algun tipo de componente que encapsule como hicimos el desarrollo y el cliente no va a tener vision de como fue desarrollada la pagina. </text:p>
      <text:p text:style-name="P28"/>
      <text:p text:style-name="P31">INTERFAZ GRAFICA INTERACTIVA.</text:p>
      <text:p text:style-name="P31"/>
      <text:p text:style-name="P31">Permite la interacción del usuario que está usando el cliente.</text:p>
      <text:p text:style-name="P31"/>
      <text:p text:style-name="P31">La estructura cliente servidor es altamente escalable.</text:p>
      <text:p text:style-name="P31">Podemos arrancar con una base de datos Oracle y para ciertas aplicaciones internas vamos a necesitar trabajar con SQLServer, entonces estariamos agregando otro componente tecnologico.</text:p>
      <text:p text:style-name="P31"/>
      <text:p text:style-name="P31">Existe siempre la posibilidad de ir integrando diferentes tecnologias. </text:p>
      <text:p text:style-name="P31"/>
      <text:p text:style-name="P31"/>
      <text:p text:style-name="P32">TCP/IP </text:p>
      <text:p text:style-name="P32"/>
      <text:p text:style-name="P32">hay dos puntos de conexión siempre, maquina 1 maquina 2 que lo que va a hacer es intercambiar datos, el tcp garantiza que los datos no se pierdan durante la transmision y que lleguen en el orden que fueron enviados.</text:p>
      <text:p text:style-name="P32">El ip es la direccion de la maquina, necesaria para poder ubicarse una con otras.</text:p>
      <text:p text:style-name="P32"/>
      <text:p text:style-name="P32">PUERTOS IP</text:p>
      <text:p text:style-name="P32"/>
      <text:p text:style-name="P32">depende mucho de que tipo de servicio estamos usando.</text:p>
      <text:p text:style-name="P33">Puertos para cada tipo de servicios</text:p>
      <text:p text:style-name="P33">80 para la web</text:p>
      <text:p text:style-name="P33">21 para fpt</text:p>
      <text:p text:style-name="P33">23 para telnet</text:p>
      <text:p text:style-name="P33">y asi…</text:p>
      <text:p text:style-name="P33"/>
      <text:p text:style-name="P33">Los puertos pueden tener distintos estados.</text:p>
      <text:p text:style-name="P33"/>
      <text:p text:style-name="P33"/>
      <text:p text:style-name="P33">Abierto: acepta conexiones.</text:p>
      <text:p text:style-name="P33">Cerrado: se rechaza la conexión, quizas no haya ninguna aplicación escuchando en el puerto.</text:p>
      <text:p text:style-name="P33">Bloqueado: cliente de internet, que usa el firewall de manera que no se sepa si el ordenador que se conecta esta o no conectado.</text:p>
      <text:p text:style-name="P33"/>
      <text:p text:style-name="P34">Ejemplo de url</text:p>
      <text:p text:style-name="P34"/>
      <text:p text:style-name="P34">http/www.facebook.com:80</text:p>
      <text:p text:style-name="P35">el 80 nunca se pone, ya que como es universal para el www dentro de lo que es http por defecto esta reconocido por lo que no es necesario pone<text:span text:style-name="T3">r</text:span>lo.</text:p>
      <text:p text:style-name="P35"/>
      <text:p text:style-name="P36">HTTP </text:p>
      <text:p text:style-name="P36"/>
      <text:p text:style-name="P36">Un protocolo es una serie de instrucciones que se fijan por convenio.</text:p>
      <text:p text:style-name="P36">Es un conjunto de normas para guiar las conductas o acciones.</text:p>
      <text:p text:style-name="P37"><text:soft-page-break/>Http se diseño para transmitir HTML, pero hoy en dia se usa para transmitir cualquier cosa.</text:p>
      <text:p text:style-name="P38">Los servidores no guardan informacion sobre el cliente, por eso se dice sin estado.</text:p>
      <text:p text:style-name="P38"/>
      <text:p text:style-name="P38">Partes.</text:p>
      <text:p text:style-name="P38"/>
      <text:p text:style-name="P39">SOLICITUD</text:p>
      <text:p text:style-name="P39"/>
      <text:p text:style-name="P38">-El verbo(GET,POST,PUT,DELETE…), <text:span text:style-name="T4">como vamos a mandar infromacion a traves de un formulario</text:span></text:p>
      <text:p text:style-name="P38">-<text:span text:style-name="T4">El recurso(por ejemplo /index) ,pagina nombre </text:span></text:p>
      <text:p text:style-name="P38">-<text:span text:style-name="T5">la version de HTTP(HTTP/1.1)</text:span></text:p>
      <text:p text:style-name="P38"/>
      <text:p text:style-name="P40">El verbo HTTP</text:p>
      <text:p text:style-name="P40"/>
      <text:p text:style-name="P43">Se llaman operaciones de abm consulta.</text:p>
      <text:p text:style-name="P43"/>
      <text:p text:style-name="P40">get: se usa para solicitar un recurso</text:p>
      <text:p text:style-name="P40">post: se usa para publicar un recurso</text:p>
      <text:p text:style-name="P40">put: se usa para reemplazar un recurso<text:span text:style-name="T7">(si hay que modificar datos de un cliente usamos esto)</text:span></text:p>
      <text:p text:style-name="P40">delete: <text:span text:style-name="T6">se usa para eliminar un recurso</text:span></text:p>
      <text:p text:style-name="P40"/>
      <text:p text:style-name="P41">Se utilizan mucho con lo que son servicios web de tipo REST con formato JSON</text:p>
      <text:p text:style-name="P42"/>
      <text:p text:style-name="P44">cuando navegamos estamos haciendo un abm.</text:p>
      <text:p text:style-name="P44"/>
      <text:p text:style-name="P45">CODIGO DE RESPUESTA.</text:p>
      <text:p text:style-name="P45"/>
      <text:p text:style-name="P45">1xx: se usan para mostrar informacion</text:p>
      <text:p text:style-name="P45">2xx: éxito.</text:p>
      <text:p text:style-name="P45">3xx: redireccion. </text:p>
      <text:p text:style-name="P45">4xx: error en el cliente.</text:p>
      <text:p text:style-name="P45">5xx: error en el servidor.</text:p>
      <text:p text:style-name="P45"/>
      <text:p text:style-name="P46">Hay una gran cantidad de codigos de error.</text:p>
      <text:p text:style-name="P46"/>
      <text:p text:style-name="P46"/>
      <text:p text:style-name="P47">LAS CABECERAS.</text:p>
      <text:p text:style-name="P47"/>
      <text:p text:style-name="P48">Brindan informacion sobre la peticion o la respuesta adicional</text:p>
      <text:p text:style-name="P48"/>
      <text:p text:style-name="P49">[nombre encabezado]: [valordel encabezado]</text:p>
      <text:p text:style-name="P49"/>
      <text:p text:style-name="P49">-Content-type diciendi que va en text/html es decir va en formato de tipo html viajando la informacion.</text:p>
      <text:p text:style-name="P49">-<text:span text:style-name="T8">Accept: tipo de contenido que el cliente esta esperando.</text:span></text:p>
      <text:p text:style-name="P50"><text:span text:style-name="T8">-User-</text:span><text:span text:style-name="T10">Agent: Tipo de navegador que esta haciendo la peticion.</text:span></text:p>
      <text:p text:style-name="P50"><text:span text:style-name="T10"/></text:p>
      <text:p text:style-name="P51"><text:span text:style-name="T10">U</text:span><text:span text:style-name="T9">RL</text:span></text:p>
      <text:p text:style-name="P51"><text:span text:style-name="T9"/></text:p>
      <text:p text:style-name="P51"><text:span text:style-name="T9">se pueden utilizar para el protocolo http o tambien se pueden utilizar para otros protocolos</text:span></text:p>
      <text:p text:style-name="P52"><text:a xlink:type="simple" xlink:href="http://localhost:4567/" text:style-name="Internet_20_link" text:visited-style-name="Visited_20_Internet_20_Link"><text:span text:style-name="T9"/></text:a></text:p>
      <text:p text:style-name="P52"><text:span text:style-name="T9">el path es donde estan los recursos.</text:span></text:p>
      <text:p text:style-name="P53"><text:soft-page-break/><text:span text:style-name="T11">Att1 = value &amp; att2 = value2</text:span></text:p>
      <text:p text:style-name="P53"><text:span text:style-name="T11"/></text:p>
      <text:p text:style-name="P53"><text:span text:style-name="T11">podemos pasar los parametros valor separados por el ampersun.</text:span></text:p>
      <text:p text:style-name="P53"><text:span text:style-name="T11"/></text:p>
      <text:p text:style-name="P53"><text:span text:style-name="T11"/></text:p>
      <text:p text:style-name="P54"><text:span text:style-name="T12">SITIOS WEB</text:span></text:p>
      <text:p text:style-name="P54"><text:span text:style-name="T12"/></text:p>
      <text:p text:style-name="P54"><text:span text:style-name="T12">es un sitio de la www, documentos de tipo texto grafico que aparecen a la vista, todos los sitios</text:span></text:p>
      <text:p text:style-name="P55"><text:span text:style-name="T12"><text:s/>tienen su index o pagina de inicio.</text:span></text:p>
      <text:p text:style-name="P56"><text:span text:style-name="T13">Una pagina es parte de un sitio web, es un solo archivito que va a tener una relacion con una implementacion con un lenguaje del lado del servidor.</text:span></text:p>
      <text:p text:style-name="P56"><text:span text:style-name="T13"/></text:p>
      <text:p text:style-name="P56"><text:span text:style-name="T13"/></text:p>
      <text:p text:style-name="P56"><text:span text:style-name="T14">Paginas Estaticas</text:span></text:p>
      <text:p text:style-name="P56"><text:span text:style-name="T14"/></text:p>
      <text:p text:style-name="P57"><text:span text:style-name="T14">no tienen procesamiento, HTML puro.</text:span></text:p>
      <text:p text:style-name="P58"><text:span text:style-name="T14">E</text:span><text:span text:style-name="T9">nfocada a mostrar informacion permanente, sin poder interactuar con la pagina sino solo visitarla.</text:span></text:p>
      <text:p text:style-name="P61"><text:span text:style-name="T9">Tiene un contenido y asi se quedara.</text:span></text:p>
      <text:p text:style-name="P58"><text:span text:style-name="T9"/></text:p>
      <text:p text:style-name="P59"><text:span text:style-name="T9">Pagina dinamica</text:span></text:p>
      <text:p text:style-name="P59"><text:span text:style-name="T9"/></text:p>
      <text:p text:style-name="P59"><text:span text:style-name="T9">tiene aplicaciones dentro de la propia web, por ejemplo encuestas, libros de visitas, pedidos online, etc. Hoy en dia casi todo, hay funcionalidad y procesamiento de informacion.</text:span></text:p>
      <text:p text:style-name="P60"><text:span text:style-name="T9">En las mismas el contenido se genera a medida que se va interectuando cliente con servidor.</text:span></text:p>
      <text:p text:style-name="P57"><text:span text:style-name="T9"><text:tab/></text:span></text:p>
      <text:p text:style-name="P62"><text:span text:style-name="T9">WEB SERVER</text:span></text:p>
      <text:p text:style-name="P62"><text:span text:style-name="T9"/></text:p>
      <text:p text:style-name="P62"><text:span text:style-name="T9">computadora que almacena los archivos que componene un sitio web.</text:span></text:p>
      <text:p text:style-name="P63"><text:span text:style-name="T9">Software, url y http, eso basicamente es un servidor HTTP.</text:span></text:p>
      <text:p text:style-name="P63"><text:span text:style-name="T9"/></text:p>
      <text:p text:style-name="P64"><text:span text:style-name="T9">HTTP SERVER.</text:span></text:p>
      <text:p text:style-name="P64"><text:span text:style-name="T9"/></text:p>
      <text:p text:style-name="P64"><text:span text:style-name="T9">Servidor de codigo abierto que es muy robusto y gratuito.</text:span></text:p>
      <text:p text:style-name="P64"><text:span text:style-name="T9"/></text:p>
      <text:p text:style-name="P65"><text:span text:style-name="T9">Los servidores web estan alojados en un ordenador o en la nube a traves de CLOUD.</text:span></text:p>
      <text:p text:style-name="P65"><text:span text:style-name="T9"/></text:p>
      <text:p text:style-name="P66"><text:span text:style-name="T9">SSL </text:span><text:span text:style-name="T15">y </text:span><text:span text:style-name="T9">TLS capaz de seguridad a nivel de socket.</text:span></text:p>
      <text:p text:style-name="P66"><text:span text:style-name="T9"/></text:p>
      <text:p text:style-name="P67"><text:span text:style-name="T9">MOD REWRITE tratar de ocultar como fue implementada la pagina.</text:span></text:p>
      <text:p text:style-name="P68"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4T11:37:41.871000000</meta:creation-date>
    <dc:date>2020-11-24T23:16:59.013000000</dc:date>
    <meta:editing-duration>PT2H11M51S</meta:editing-duration>
    <meta:editing-cycles>71</meta:editing-cycles>
    <meta:generator>LibreOffice/7.0.3.1$Windows_X86_64 LibreOffice_project/d7547858d014d4cf69878db179d326fc3483e082</meta:generator>
    <meta:document-statistic meta:table-count="0" meta:image-count="0" meta:object-count="0" meta:page-count="6" meta:paragraph-count="172" meta:word-count="1563" meta:character-count="9605" meta:non-whitespace-character-count="8106"/>
  </office:meta>
</office:document-meta>
</file>